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1/meta.xml" manifest:media-type="text/xml"/>
  <manifest:file-entry manifest:full-path="Object1/content.xml" manifest:media-type="text/xml"/>
  <manifest:file-entry manifest:full-path="Object1/styles.xml" manifest:media-type="text/xml"/>
  <manifest:file-entry manifest:full-path="Object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3DEB79E9C260D95118.png" manifest:media-type="image/png"/>
  <manifest:file-entry manifest:full-path="Pictures/TablePreview1.svm" manifest:media-type=""/>
  <manifest:file-entry manifest:full-path="Pictures/10000000000002F000000022299043CB8313294B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5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5.065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3.473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fo:min-height="2.6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use-window-font-color="true" fo:background-color="transparent"/>
    </style:style>
    <style:style style:name="P5" style:family="paragraph">
      <loext:graphic-properties draw:fill="solid" draw:fill-color="#c7243a"/>
      <style:paragraph-properties fo:text-align="center"/>
    </style:style>
    <style:style style:name="P6" style:family="paragraph">
      <loext:graphic-properties draw:fill="solid" draw:fill-color="#edad0b"/>
      <style:paragraph-properties fo:text-align="center"/>
    </style:style>
    <style:style style:name="P7" style:family="paragraph">
      <loext:graphic-properties draw:fill="solid" draw:fill-color="#009f8c"/>
      <style:paragraph-properties fo:text-align="center"/>
    </style:style>
    <style:style style:name="P8" style:family="paragraph">
      <loext:graphic-properties draw:fill-color="#ffffff"/>
      <style:text-properties style:font-size-asian="20pt"/>
    </style:style>
    <style:style style:name="T1" style:family="text">
      <style:text-properties style:font-size-asian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9211e" fo:background-color="#ffff00"/>
    </style:style>
    <style:style style:name="T4" style:family="text">
      <style:text-properties style:use-window-font-color="true" fo:font-weight="bold" fo:background-color="transparent" style:font-weight-asian="bold" style:font-weight-complex="bold"/>
    </style:style>
    <style:style style:name="T5" style:family="text">
      <style:text-properties style:use-window-font-color="true" fo:background-color="transparent"/>
    </style:style>
    <style:style style:name="T6" style:family="text">
      <style:text-properties fo:color="#c9211e" fo:font-weight="normal" fo:background-color="#ffff00" style:font-weight-asian="normal" style:font-weight-complex="normal"/>
    </style:style>
    <style:style style:name="T7" style:family="text">
      <style:text-properties style:use-window-font-color="true" fo:font-weight="normal" fo:background-color="transparent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Circuit Breaker</text:p>
          </draw:text-box>
        </draw:frame>
        <draw:frame presentation:style-name="pr2" draw:text-style-name="P1" draw:layer="layout" svg:width="19.103cm" svg:height="5.065cm" svg:x="5.842cm" svg:y="10cm" presentation:class="subtitle" presentation:user-transformed="true">
          <draw:text-box>
            <text:p><text:span text:style-name="T1">Spring Cloud Circuit breaker provides an abstraction across different circuit breaker implementations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ntroductio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Spring Cloud Circuit Breaker provides a consistent API to use in your applications allowing you the developer to choose the circuit breaker implementation that best fits your needs for your app</text:p>
              </text:list-item>
              <text:list-item>
                <text:p><text:s text:c="4"/>Netfix Hystrix</text:p>
              </text:list-item>
              <text:list-item>
                <text:p><text:s text:c="4"/>Resilience4J</text:p>
              </text:list-item>
              <text:list-item>
                <text:p><text:s text:c="4"/>Sentinel</text:p>
              </text:list-item>
              <text:list-item>
                <text:p><text:s text:c="4"/>Spring Retr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How to implement?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CircuitBreakerFactory API is used to implement circuit breaker. </text:p>
              </text:list-item>
              <text:list-item>
                <text:p>By including a Spring Cloud Circuit Breaker starter on your classpath a bean implementing this API will automatically be created for you.</text:p>
              </text:list-item>
              <text:list-item>
                <text:p><text:span text:style-name="T2">CircuitBreakerFactory.create</text:span> API will create an instance of a class called CircuitBreaker. The run method takes a Supplier and a Function. </text:p>
              </text:list-item>
              <text:list-item>
                <text:p>The Supplier is the code that you are going to wrap in a circuit breaker. The Function is the fallback that will be executed if the circuit breaker is tripped. </text:p>
              </text:list-item>
              <text:list-item>
                <text:p>The function will be passed the Throwable that caused the fallback to be triggered. You can optionally exclude the fallback if you do not want to provide o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6.279cm" svg:height="2.629cm" svg:x="20.32cm" svg:y="1.571cm" presentation:class="title" presentation:user-transformed="true">
          <draw:text-box>
            <text:p>Example</text:p>
          </draw:text-box>
        </draw:frame>
        <draw:frame presentation:style-name="pr5" draw:layer="layout" svg:width="25.199cm" svg:height="13.384cm" svg:x="1.4cm" svg:y="1.016cm" presentation:class="outline" presentation:user-transformed="true">
          <draw:text-box>
            <text:p>@Service</text:p>
            <text:p>public static class DemoControllerService {</text:p>
            <text:p><text:s text:c="6"/>private RestTemplate rest;</text:p>
            <text:p><text:s text:c="6"/>private CircuitBreakerFactory cbFactory;</text:p>
            <text:p><text:s text:c="6"/>public DemoControllerService(RestTemplate rest, CircuitBreakerFactory cbFactory) <text:s text:c="7"/>{</text:p>
            <text:p><text:s text:c="11"/>this.rest = rest;</text:p>
            <text:p><text:s text:c="11"/>this.cbFactory = cbFactory;</text:p>
            <text:p><text:s text:c="6"/>}</text:p>
            <text:p><text:s text:c="6"/>public String slow() {</text:p>
            <text:p><text:s text:c="12"/>return cbFactory.create("slow").run(() -&gt; rest.getForObject("/slow", String.class), throwable -&gt; "fallback");</text:p>
            <text:p><text:s text:c="7"/>}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12.813cm" svg:height="3.473cm" svg:x="14.986cm" svg:y="1.149cm" presentation:class="title" presentation:user-transformed="true">
          <draw:text-box>
            <text:p>Circuit Breakers In Reactive Code</text:p>
          </draw:text-box>
        </draw:frame>
        <draw:frame presentation:style-name="pr5" draw:layer="layout" svg:width="26.67cm" svg:height="13.251cm" svg:x="0.508cm" svg:y="1.149cm" presentation:class="outline" presentation:user-transformed="true">
          <draw:text-box>
            <text:p>@Service</text:p>
            <text:p>public static class DemoControllerService {</text:p>
            <text:p><text:s text:c="5"/>private ReactiveCircuitBreakerFactory cbFactory;</text:p>
            <text:p><text:s text:c="5"/>private WebClient webClient;</text:p>
            <text:p><text:s text:c="5"/>public DemoControllerService(WebClient webClient, ReactiveCircuitBreakerFactory cbFactory) {</text:p>
            <text:p><text:s text:c="9"/>this.webClient = webClient;</text:p>
            <text:p><text:s text:c="9"/>this.cbFactory = cbFactory;</text:p>
            <text:p><text:s text:c="5"/>}</text:p>
            <text:p><text:s text:c="5"/>public Mono&lt;String&gt; slow() {</text:p>
            <text:p><text:s text:c="9"/>return webClient.get().uri("/slow").retrieve().bodyToMono(String.class).transform(</text:p>
            <text:p>it -&gt; cbFactory.create("slow").run(it, throwable -&gt; return Mono.just("fallback")));</text:p>
            <text:p><text:s text:c="6"/>}</text:p>
            <text:p>}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Spring Retry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Spring Retry provides an ability to automatically re-invoke a failed operation. This is helpful where the errors may be transient (like a momentary network glitch</text:p>
              </text:list-item>
            </text:list>
            <text:p><text:span text:style-name="T3">@Configuration</text:span></text:p>
            <text:p><text:span text:style-name="T3">@EnableRetry</text:span></text:p>
            <text:p><text:span text:style-name="T3">public class AppConfig { ... 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9.652cm" svg:height="3.473cm" svg:x="18.034cm" svg:y="1.016cm" presentation:class="title" presentation:user-transformed="true">
          <draw:text-box>
            <text:p>Spring Retry</text:p>
          </draw:text-box>
        </draw:frame>
        <draw:frame presentation:style-name="pr5" draw:layer="layout" svg:width="25.654cm" svg:height="13.251cm" svg:x="0.508cm" svg:y="1.149cm" presentation:class="outline" presentation:user-transformed="true">
          <draw:text-box>
            <text:p>&lt;dependency&gt;</text:p>
            <text:p><text:s text:c="4"/>&lt;groupId&gt;org.springframework.retry&lt;/groupId&gt;</text:p>
            <text:p><text:s text:c="4"/>&lt;artifactId&gt;spring-retry&lt;/artifactId&gt;</text:p>
            <text:p><text:s text:c="4"/>&lt;version&gt;1.2.5.RELEASE&lt;/version&gt;</text:p>
            <text:p>&lt;/dependency&gt;</text:p>
            <text:p><text:span text:style-name="T3">We also need to add Spring AOP into our project:</text:span></text:p>
            <text:p>&lt;dependency&gt;</text:p>
            <text:p><text:s text:c="4"/>&lt;groupId&gt;org.springframework&lt;/groupId&gt;</text:p>
            <text:p><text:s text:c="4"/>&lt;artifactId&gt;spring-aspects&lt;/artifactId&gt;</text:p>
            <text:p><text:s text:c="4"/>&lt;version&gt;5.2.8.RELEASE&lt;/version&gt;</text:p>
            <text:p>&lt;/dependency&gt;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@Retryable Without Recovery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4">@Retryable</text:span><text:span text:style-name="T5"> annotation to add retry functionality to methods:</text:span></text:p>
              </text:list-item>
            </text:list>
            <text:p><text:span text:style-name="T3">@Service</text:span></text:p>
            <text:p><text:span text:style-name="T3">public interface MyService {</text:span></text:p>
            <text:p><text:span text:style-name="T3"><text:s text:c="4"/></text:span><text:span text:style-name="T3">@Retryable(value = RuntimeException.class)</text:span></text:p>
            <text:p><text:span text:style-name="T3"><text:s text:c="4"/></text:span><text:span text:style-name="T3">void retryService(String sql);</text:span></text:p>
            <text:p><text:span text:style-name="T3">}</text:span></text:p>
            <text:list text:continue-numbering="true" text:style-name="L2">
              <text:list-item>
                <text:p><text:span text:style-name="T5">The retry is attempted when a RuntimeException is thrown. Per @Retryable‘s default behavior, the retry may happen up to three times, with a delay of one second between retri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@Retryable and @Recover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p><text:span text:style-name="T3">@Service</text:span></text:p>
            <text:p><text:span text:style-name="T3">public interface MyService {</text:span></text:p>
            <text:p><text:span text:style-name="T3"><text:s text:c="4"/></text:span><text:span text:style-name="T3">@Retryable(value = SQLException.class)</text:span></text:p>
            <text:p><text:span text:style-name="T3"><text:s text:c="4"/></text:span><text:span text:style-name="T3">void retryServiceWithRecovery(String sql) throws SQLException; <text:s text:c="6"/></text:span></text:p>
            <text:p><text:span text:style-name="T3"><text:s text:c="4"/></text:span><text:span text:style-name="T3">@Recover</text:span></text:p>
            <text:p><text:span text:style-name="T3"><text:s text:c="4"/></text:span><text:span text:style-name="T3">void recover(SQLException e, String sql);</text:span></text:p>
            <text:p><text:span text:style-name="T3">}</text:span></text:p>
            <text:list text:style-name="L2">
              <text:list-item>
                <text:p><text:span text:style-name="T5"><text:s/></text:span><text:span text:style-name="T5">The retry is attempted when an SQLException is thrown. The @Recover annotation defines a separate recovery method when a @Retryable method fails with a specified excep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ustomizing @Retryable's Behavior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p><text:span text:style-name="T5"><text:s/></text:span><text:span text:style-name="T5">To customize a retry's behavior, we can use the parameters maxAttempts and backoff:</text:span></text:p>
            <text:p><text:span text:style-name="T3">@Service</text:span></text:p>
            <text:p><text:span text:style-name="T3">public interface MyService {</text:span></text:p>
            <text:p><text:span text:style-name="T3"><text:s text:c="4"/></text:span><text:span text:style-name="T3">@Retryable( value = SQLException.class, </text:span></text:p>
            <text:p><text:span text:style-name="T3"><text:s text:c="6"/></text:span><text:span text:style-name="T3">maxAttempts = 2, backoff = @Backoff(delay = 100))</text:span></text:p>
            <text:p><text:span text:style-name="T3"><text:s text:c="4"/></text:span><text:span text:style-name="T3">void retryServiceWithCustomization(String sql) throws SQLException;</text:span></text:p>
            <text:p><text:span text:style-name="T3">}</text:span></text:p>
            <text:p><text:span text:style-name="T5">There will be up to two attempts and a delay of 100 millisecond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Using Spring Propertie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p><text:span text:style-name="T5">We can also use properties in the @Retryable annotation. To externalize the values of delay and maxAttempts into a properties file. First, let's define the properties in a file called </text:span><text:span text:style-name="T4">retryConfig.properties</text:span><text:span text:style-name="T5">:</text:span></text:p>
            <text:p><text:span text:style-name="T3">retry.maxAttempts=2</text:span></text:p>
            <text:p><text:span text:style-name="T3">retry.maxDelay=100</text:span></text:p>
            <text:p><text:span text:style-name="T5">We then instruct our </text:span><text:span text:style-name="T4">@Configuration</text:span><text:span text:style-name="T5"> class to load this file:</text:span></text:p>
            <text:p><text:span text:style-name="T6">@PropertySource("classpath:retryConfig.properties")</text:span></text:p>
            <text:p><text:span text:style-name="T6">public class AppConfig { ... 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Using Spring Propertie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p><text:span text:style-name="T7">we can inject the values of retry.maxAttempts and retry.maxDelay in our @Retryable definition:</text:span></text:p>
            <text:p><text:span text:style-name="T6">@Service </text:span></text:p>
            <text:p><text:span text:style-name="T6">public interface MyService { </text:span></text:p>
            <text:p><text:span text:style-name="T6"><text:s text:c="2"/></text:span><text:span text:style-name="T6">@Retryable( value = SQLException.class, </text:span></text:p>
            <text:p><text:span text:style-name="T6"><text:s text:c="23"/></text:span><text:span text:style-name="T6">maxAttemptsExpression = "${retry.maxAttempts}",</text:span></text:p>
            <text:p><text:span text:style-name="T6"><text:s text:c="23"/></text:span><text:span text:style-name="T6">backoff = @Backoff(delayExpression = "${retry.maxDelay}")) </text:span></text:p>
            <text:p><text:span text:style-name="T6"><text:s text:c="2"/></text:span><text:span text:style-name="T6">void retryServiceWithExternalizedConfiguration(String sql) throws SQLException; </text:span></text:p>
            <text:p><text:span text:style-name="T6">}</text:span></text:p>
            <text:p><text:span text:style-name="T7">Please note that we are now using </text:span><text:span text:style-name="T4">maxAttemptsExpression</text:span><text:span text:style-name="T7"> and </text:span><text:span text:style-name="T4">delayExpression</text:span><text:span text:style-name="T7"> instead of </text:span><text:span text:style-name="T4">maxAttempts</text:span><text:span text:style-name="T7"> and delay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RetryTemplate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p><text:span text:style-name="T6">public interface RetryOperations {</text:span></text:p>
            <text:p><text:span text:style-name="T6"><text:s text:c="4"/></text:span><text:span text:style-name="T6">&lt;T&gt; T execute(RetryCallback&lt;T&gt; retryCallback) throws Exception;</text:span></text:p>
            <text:p><text:span text:style-name="T6"><text:s text:c="3"/></text:span><text:span text:style-name="T6">...</text:span></text:p>
            <text:p><text:span text:style-name="T6">}</text:span></text:p>
            <text:p><text:span text:style-name="T7">The </text:span><text:span text:style-name="T4">RetryCallback</text:span><text:span text:style-name="T7">, which is a parameter of the </text:span><text:span text:style-name="T4">execute()</text:span><text:span text:style-name="T7">, is an interface that allows insertion of business logic that needs to be retried upon failure:</text:span></text:p>
            <text:p><text:span text:style-name="T6">public interface RetryCallback&lt;T&gt; {</text:span></text:p>
            <text:p><text:span text:style-name="T6"><text:s text:c="4"/></text:span><text:span text:style-name="T6">T doWithRetry(RetryContext context) throws Throwable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19.812cm" svg:height="3.473cm" svg:x="8.02cm" svg:y="1.149cm" presentation:class="title" presentation:user-transformed="true">
          <draw:text-box>
            <text:p>RetryTemplate Configuration</text:p>
          </draw:text-box>
        </draw:frame>
        <draw:frame presentation:style-name="pr5" draw:text-style-name="P4" draw:layer="layout" svg:width="22.222cm" svg:height="13.716cm" svg:x="1.4cm" svg:y="1.016cm" presentation:class="outline" presentation:user-transformed="true">
          <draw:text-box>
            <text:p><text:span text:style-name="T7">@Configuration</text:span></text:p>
            <text:p><text:span text:style-name="T7">public class AppConfig {</text:span></text:p>
            <text:p><text:span text:style-name="T7"><text:s text:c="4"/></text:span><text:span text:style-name="T7">//...</text:span></text:p>
            <text:p><text:span text:style-name="T7"><text:s text:c="4"/></text:span><text:span text:style-name="T7">@Bean</text:span></text:p>
            <text:p><text:span text:style-name="T7"><text:s text:c="4"/></text:span><text:span text:style-name="T7">public RetryTemplate retryTemplate() {</text:span></text:p>
            <text:p><text:span text:style-name="T7"><text:s text:c="8"/></text:span><text:span text:style-name="T7">RetryTemplate retryTemplate = new RetryTemplate();</text:span></text:p>
            <text:p><text:span text:style-name="T7"><text:s text:c="8"/></text:span><text:span text:style-name="T7">FixedBackOffPolicy fixedBackOffPolicy = new FixedBackOffPolicy();</text:span></text:p>
            <text:p><text:span text:style-name="T7"><text:s text:c="8"/></text:span><text:span text:style-name="T7">fixedBackOffPolicy.setBackOffPeriod(2000l);</text:span></text:p>
            <text:p><text:span text:style-name="T7"><text:s text:c="8"/></text:span><text:span text:style-name="T7">retryTemplate.setBackOffPolicy(fixedBackOffPolicy);</text:span></text:p>
            <text:p><text:span text:style-name="T7"><text:s text:c="8"/></text:span><text:span text:style-name="T7">SimpleRetryPolicy retryPolicy = new SimpleRetryPolicy();</text:span></text:p>
            <text:p><text:span text:style-name="T7"><text:s text:c="8"/></text:span><text:span text:style-name="T7">retryPolicy.setMaxAttempts(2);</text:span></text:p>
            <text:p><text:span text:style-name="T7"><text:s text:c="8"/></text:span><text:span text:style-name="T7">retryTemplate.setRetryPolicy(retryPolicy);</text:span></text:p>
            <text:p><text:span text:style-name="T7"><text:s text:c="8"/></text:span><text:span text:style-name="T7">return retryTemplate;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RetryTemplate Configuration</text:p>
          </draw:text-box>
        </draw:frame>
        <draw:frame presentation:style-name="pr5" draw:text-style-name="P4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4"><text:span text:style-name="T7">The RetryPolicy determines when an operation should be retried.</text:span></text:p>
              </text:list-item>
              <text:list-item>
                <text:p text:style-name="P4"><text:span text:style-name="T7">A SimpleRetryPolicy is used to retry a fixed number of times. On the other hand, the BackOffPolicy is used to control backoff between retry attempts.</text:span></text:p>
              </text:list-item>
              <text:list-item>
                <text:p text:style-name="P4"><text:span text:style-name="T7">Finally, a FixedBackOffPolicy pauses for a fixed period of time before continuing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draw:frame presentation:style-name="pr7" draw:layer="layout" svg:width="11.743cm" svg:height="3.473cm" svg:x="16.256cm" svg:y="2.749cm" presentation:class="title" presentation:user-transformed="true">
          <draw:text-box>
            <text:p>Using the RetryTemplate</text:p>
          </draw:text-box>
        </draw:frame>
        <draw:frame presentation:style-name="pr5" draw:layer="layout" svg:width="24.254cm" svg:height="13.384cm" svg:x="1.4cm" svg:y="1.016cm" presentation:class="outline" presentation:user-transformed="true">
          <draw:text-box>
            <text:p><text:span text:style-name="T7">To run code with retry handling, we can call the retryTemplate.execute() method:</text:span></text:p>
            <text:p><text:span text:style-name="T6">retryTemplate.execute(new RetryCallback&lt;Void, RuntimeException&gt;() {</text:span></text:p>
            <text:p><text:span text:style-name="T6"><text:s text:c="4"/></text:span><text:span text:style-name="T6">@Override</text:span></text:p>
            <text:p><text:span text:style-name="T6"><text:s text:c="4"/></text:span><text:span text:style-name="T6">public Void doWithRetry(RetryContext arg0) {</text:span></text:p>
            <text:p><text:span text:style-name="T6"><text:s text:c="8"/></text:span><text:span text:style-name="T6">myService.templateRetryService();</text:span></text:p>
            <text:p><text:span text:style-name="T6"><text:s text:c="8"/></text:span><text:span text:style-name="T6">...</text:span></text:p>
            <text:p><text:span text:style-name="T6"><text:s text:c="4"/></text:span><text:span text:style-name="T6">}</text:span></text:p>
            <text:p><text:span text:style-name="T6">});</text:span></text:p>
            <text:p><text:span text:style-name="T7">Instead of an anonymous class, we can use a lambda expression:</text:span></text:p>
            <text:p><text:span text:style-name="T6">retryTemplate.execute(arg0 -&gt; {</text:span></text:p>
            <text:p><text:span text:style-name="T6"><text:s text:c="4"/></text:span><text:span text:style-name="T6">myService.templateRetryService();</text:span></text:p>
            <text:p><text:span text:style-name="T6"><text:s text:c="4"/></text:span><text:span text:style-name="T6">return null;</text:span></text:p>
            <text:p><text:span text:style-name="T6">});</text:span></text:p>
            <text:p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draw:frame presentation:style-name="pr7" draw:layer="layout" svg:width="12.251cm" svg:height="3.473cm" svg:x="15.748cm" svg:y="2.749cm" presentation:class="title" presentation:user-transformed="true">
          <draw:text-box>
            <text:p>Adding Callbacks</text:p>
          </draw:text-box>
        </draw:frame>
        <draw:frame presentation:style-name="pr5" draw:layer="layout" svg:width="24.254cm" svg:height="13.384cm" svg:x="1.4cm" svg:y="1.016cm" presentation:class="outline" presentation:user-transformed="true">
          <draw:text-box>
            <text:p><text:span text:style-name="T7">public class DefaultListenerSupport extends RetryListenerSupport {</text:span></text:p>
            <text:p><text:span text:style-name="T7"><text:s text:c="4"/></text:span><text:span text:style-name="T7">@Override</text:span></text:p>
            <text:p><text:span text:style-name="T7"><text:s text:c="4"/></text:span><text:span text:style-name="T7">public &lt;T, E extends Throwable&gt; void close(RetryContext context, RetryCallback&lt;T, E&gt; callback, Throwable throwable) {</text:span></text:p>
            <text:p><text:span text:style-name="T7"><text:s text:c="8"/></text:span><text:span text:style-name="T7">logger.info("onClose);</text:span></text:p>
            <text:p><text:span text:style-name="T7"><text:s text:c="8"/></text:span><text:span text:style-name="T7">...</text:span></text:p>
            <text:p><text:span text:style-name="T7"><text:s text:c="8"/></text:span><text:span text:style-name="T7">super.close(context, callback, throwable);</text:span></text:p>
            <text:p><text:span text:style-name="T7"><text:s text:c="4"/></text:span><text:span text:style-name="T7">}</text:span></text:p>
            <text:p><text:span text:style-name="T7"><text:s text:c="4"/></text:span><text:span text:style-name="T7">@Override</text:span></text:p>
            <text:p><text:span text:style-name="T7"><text:s text:c="4"/></text:span><text:span text:style-name="T7">public &lt;T, E extends Throwable&gt; void onError(RetryContext context, RetryCallback&lt;T, E&gt; callback, Throwable throwable) {</text:span></text:p>
            <text:p><text:span text:style-name="T7"><text:s text:c="8"/></text:span><text:span text:style-name="T7">logger.info("onError"); </text:span></text:p>
            <text:p><text:span text:style-name="T7"><text:s text:c="8"/></text:span><text:span text:style-name="T7">...</text:span></text:p>
            <text:p><text:span text:style-name="T7"><text:s text:c="8"/></text:span><text:span text:style-name="T7">super.onError(context, callback, throwable);</text:span></text:p>
            <text:p><text:span text:style-name="T7"><text:s text:c="4"/></text:span><text:span text:style-name="T7">}</text:span></text:p>
            <text:p><text:span text:style-name="T7"><text:s text:c="4"/></text:span><text:span text:style-name="T7">@Override</text:span></text:p>
            <text:p><text:span text:style-name="T7"><text:s text:c="4"/></text:span><text:span text:style-name="T7">public &lt;T, E extends Throwable&gt; boolean open(RetryContext context, RetryCallback&lt;T, E&gt; callback) {</text:span></text:p>
            <text:p><text:span text:style-name="T7"><text:s text:c="8"/></text:span><text:span text:style-name="T7">logger.info("onOpen);</text:span></text:p>
            <text:p><text:span text:style-name="T7"><text:s text:c="8"/></text:span><text:span text:style-name="T7">...</text:span></text:p>
            <text:p><text:span text:style-name="T7"><text:s text:c="8"/></text:span><text:span text:style-name="T7">return super.open(context, callback);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draw:frame presentation:style-name="pr7" draw:layer="layout" svg:width="12.251cm" svg:height="3.473cm" svg:x="15.748cm" svg:y="2.749cm" presentation:class="title" presentation:user-transformed="true">
          <draw:text-box>
            <text:p>Registering the Listener</text:p>
          </draw:text-box>
        </draw:frame>
        <draw:frame presentation:style-name="pr5" draw:layer="layout" svg:width="24.254cm" svg:height="13.384cm" svg:x="1.4cm" svg:y="1.016cm" presentation:class="outline" presentation:user-transformed="true">
          <draw:text-box>
            <text:p><text:span text:style-name="T7">register our listener (DefaultListenerSupport) to our RetryTemplate bean:</text:span></text:p>
            <text:p><text:span text:style-name="T6">@Configuration</text:span></text:p>
            <text:p><text:span text:style-name="T6">public class AppConfig {</text:span></text:p>
            <text:p><text:span text:style-name="T6"><text:s text:c="4"/></text:span><text:span text:style-name="T6">...</text:span></text:p>
            <text:p><text:span text:style-name="T6"><text:s text:c="4"/></text:span><text:span text:style-name="T6">@Bean</text:span></text:p>
            <text:p><text:span text:style-name="T6"><text:s text:c="4"/></text:span><text:span text:style-name="T6">public RetryTemplate retryTemplate() {</text:span></text:p>
            <text:p><text:span text:style-name="T6"><text:s text:c="8"/></text:span><text:span text:style-name="T6">RetryTemplate retryTemplate = new RetryTemplate();</text:span></text:p>
            <text:p><text:span text:style-name="T6"><text:s text:c="8"/></text:span><text:span text:style-name="T6">...</text:span></text:p>
            <text:p><text:span text:style-name="T6"><text:s text:c="8"/></text:span><text:span text:style-name="T6">retryTemplate.registerListener(new DefaultListenerSupport());</text:span></text:p>
            <text:p><text:span text:style-name="T6"><text:s text:c="8"/></text:span><text:span text:style-name="T6">return retryTemplate;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draw:frame presentation:style-name="pr7" draw:layer="layout" svg:width="12.251cm" svg:height="3.473cm" svg:x="15.748cm" svg:y="2.749cm" presentation:class="title" presentation:user-transformed="true">
          <draw:text-box>
            <text:p>Testing the Results</text:p>
          </draw:text-box>
        </draw:frame>
        <draw:frame presentation:style-name="pr5" draw:layer="layout" svg:width="24.254cm" svg:height="13.716cm" svg:x="1.4cm" svg:y="1.016cm" presentation:class="outline" presentation:user-transformed="true">
          <draw:text-box>
            <text:p><text:span text:style-name="T7">@RunWith(SpringJUnit4ClassRunner.class)</text:span></text:p>
            <text:p><text:span text:style-name="T7">@ContextConfiguration( classes = AppConfig.class, loader = AnnotationConfigContextLoader.class)</text:span></text:p>
            <text:p><text:span text:style-name="T7">public class SpringRetryIntegrationTest {</text:span></text:p>
            <text:p><text:span text:style-name="T7"/></text:p>
            <text:p><text:span text:style-name="T7"><text:s text:c="4"/></text:span><text:span text:style-name="T7">@Autowired</text:span></text:p>
            <text:p><text:span text:style-name="T7"><text:s text:c="4"/></text:span><text:span text:style-name="T7">private MyService myService;</text:span></text:p>
            <text:p><text:span text:style-name="T7"/></text:p>
            <text:p><text:span text:style-name="T7"><text:s text:c="4"/></text:span><text:span text:style-name="T7">@Autowired</text:span></text:p>
            <text:p><text:span text:style-name="T7"><text:s text:c="4"/></text:span><text:span text:style-name="T7">private RetryTemplate retryTemplate;</text:span></text:p>
            <text:p><text:span text:style-name="T7"/></text:p>
            <text:p><text:span text:style-name="T7"><text:s text:c="4"/></text:span><text:span text:style-name="T7">@Test(expected = RuntimeException.class)</text:span></text:p>
            <text:p><text:span text:style-name="T7"><text:s text:c="4"/></text:span><text:span text:style-name="T7">public void givenTemplateRetryService_whenCallWithException_thenRetry() {</text:span></text:p>
            <text:p><text:span text:style-name="T7"><text:s text:c="8"/></text:span><text:span text:style-name="T7">retryTemplate.execute(arg0 -&gt; {</text:span></text:p>
            <text:p><text:span text:style-name="T7"><text:s text:c="12"/></text:span><text:span text:style-name="T7">myService.templateRetryService();</text:span></text:p>
            <text:p><text:span text:style-name="T7"><text:s text:c="12"/></text:span><text:span text:style-name="T7">return null;</text:span></text:p>
            <text:p><text:span text:style-name="T7"><text:s text:c="8"/></text:span><text:span text:style-name="T7">});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draw:frame presentation:style-name="pr4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draw:frame presentation:style-name="pr9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2" draw:text-style-name="P5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6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draw:frame presentation:style-name="pr4" draw:layer="layout" svg:width="25.199cm" svg:height="2.629cm" svg:x="1.4cm" svg:y="1.571cm" presentation:class="title" presentation:placeholder="true" presentation:user-transformed="true">
          <draw:text-box/>
        </draw:frame>
        <draw:frame draw:style-name="gr5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15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15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16T21:46:55.193000000</meta:creation-date>
    <meta:editing-duration>PT49M27S</meta:editing-duration>
    <meta:editing-cycles>25</meta:editing-cycles>
    <meta:generator>LibreOffice/6.3.3.2$Windows_X86_64 LibreOffice_project/a64200df03143b798afd1ec74a12ab50359878ed</meta:generator>
    <dc:title>Classy Red</dc:title>
    <dc:date>2021-08-16T17:15:23.102000000</dc:date>
    <meta:document-statistic meta:object-count="127"/>
  </office:meta>
</office:document-meta>
</file>

<file path=Object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